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49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75cm"/>
    </style:style>
    <style:style style:name="co7" style:family="table-column">
      <style:table-column-properties fo:break-before="auto" style:column-width="5.011cm"/>
    </style:style>
    <style:style style:name="co8" style:family="table-column">
      <style:table-column-properties fo:break-before="auto" style:column-width="4.20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5" table:number-columns-repeated="4" table:default-cell-style-name="Default"/>
        <table:table-column table:style-name="co7" table:default-cell-style-name="ce6"/>
        <table:table-column table:style-name="co5" table:number-columns-repeated="4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 table:number-columns-spanned="14" table:number-rows-spanned="1">
            <text:p>The tables below show: the median of the cumulative accuracy detected among different accounts</text:p>
          </table:table-cell>
          <table:covered-table-cell table:number-columns-repeated="4"/>
          <table:covered-table-cell table:style-name="Default"/>
          <table:covered-table-cell table:number-columns-repeated="4"/>
          <table:covered-table-cell table:style-name="Default"/>
          <table:covered-table-cell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gemini-2.0-flash-001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PoT</text:p>
          </table:table-cell>
          <table:table-cell/>
          <table:table-cell table:style-name="ce3" office:value-type="string" calcext:value-type="string">
            <text:p>llama3.2_3b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PoT</text:p>
          </table:table-cell>
          <table:table-cell/>
          <table:table-cell table:style-name="ce3" office:value-type="string" calcext:value-type="string">
            <text:p>gemma3_4b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Po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101</text:p>
          </table:table-cell>
          <table:table-cell table:formula="of:=SUM(['file:///C:/GitHub/Stress-testing-chatbots/Results/q101.ods'#$'q101_gemini-2.0-flash-001'.BM435:.BO435])" office:value-type="float" office:value="1" calcext:value-type="float">
            <text:p>1</text:p>
          </table:table-cell>
          <table:table-cell table:formula="of:=SUM(['file:///C:/GitHub/Stress-testing-chatbots/Results/q101.ods'#$'q101_gemini-2.0-flash-001'.BS429:.BU429])" office:value-type="float" office:value="0.99531615925059" calcext:value-type="float">
            <text:p>0,99531615925059</text:p>
          </table:table-cell>
          <table:table-cell table:formula="of:=SUM(['file:///C:/GitHub/Stress-testing-chatbots/Results/q101.ods'#$'q101_gemini-2.0-flash-001'.BY188:.CA188])" office:value-type="float" office:value="0.99462365591398" calcext:value-type="float">
            <text:p>0,99462365591398</text:p>
          </table:table-cell>
          <table:table-cell/>
          <table:table-cell office:value-type="string" calcext:value-type="string">
            <text:p>q101</text:p>
          </table:table-cell>
          <table:table-cell table:formula="of:=SUM(['file:///C:/GitHub/Stress-testing-chatbots/Results/q101.ods'#$'q101_llama3.2_3b'.BM206:.BO206])" office:value-type="float" office:value="0" calcext:value-type="float">
            <text:p>0</text:p>
          </table:table-cell>
          <table:table-cell table:formula="of:=SUM(['file:///C:/GitHub/Stress-testing-chatbots/Results/q101.ods'#$'q101_llama3.2_3b'.BS206:.BU206])" office:value-type="float" office:value="0.02941176470588" calcext:value-type="float">
            <text:p>0,02941176470588</text:p>
          </table:table-cell>
          <table:table-cell table:formula="of:=SUM(['file:///C:/GitHub/Stress-testing-chatbots/Results/q101.ods'#$'q101_llama3.2_3b'.BY203:.CA203])" office:value-type="float" office:value="0.02985074626866" calcext:value-type="float">
            <text:p>0,02985074626866</text:p>
          </table:table-cell>
          <table:table-cell/>
          <table:table-cell office:value-type="string" calcext:value-type="string">
            <text:p>q101</text:p>
          </table:table-cell>
          <table:table-cell table:formula="of:=SUM(['file:///C:/GitHub/Stress-testing-chatbots/Results/q101.ods'#$q101_gemma3_4b.BM208:.BO208])" office:value-type="float" office:value="0" calcext:value-type="float">
            <text:p>0</text:p>
          </table:table-cell>
          <table:table-cell table:formula="of:=SUM(['file:///C:/GitHub/Stress-testing-chatbots/Results/q101.ods'#$q101_gemma3_4b.BS207:.BU207])" office:value-type="float" office:value="0.13658536585366" calcext:value-type="float">
            <text:p>0,13658536585366</text:p>
          </table:table-cell>
          <table:table-cell table:formula="of:=SUM(['file:///C:/GitHub/Stress-testing-chatbots/Results/q101.ods'#$q101_gemma3_4b.BY177:.CA177])" office:value-type="float" office:value="0.03428571428571" calcext:value-type="float">
            <text:p>0,034285714285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102</text:p>
          </table:table-cell>
          <table:table-cell table:formula="of:=SUM(['file:///C:/GitHub/Stress-testing-chatbots/Results/q102.ods'#$'q102_gemini-2.0-flash-001'.BM202:.BO202])" office:value-type="float" office:value="1" calcext:value-type="float">
            <text:p>1</text:p>
          </table:table-cell>
          <table:table-cell table:formula="of:=SUM(['file:///C:/GitHub/Stress-testing-chatbots/Results/q102.ods'#$'q102_gemini-2.0-flash-001'.BS202:.BU202])" office:value-type="float" office:value="0.1" calcext:value-type="float">
            <text:p>0,1</text:p>
          </table:table-cell>
          <table:table-cell table:formula="of:=SUM(['file:///C:/GitHub/Stress-testing-chatbots/Results/q102.ods'#$'q102_gemini-2.0-flash-001'.BY101:.CA101])" office:value-type="float" office:value="1" calcext:value-type="float">
            <text:p>1</text:p>
          </table:table-cell>
          <table:table-cell/>
          <table:table-cell office:value-type="string" calcext:value-type="string">
            <text:p>q102</text:p>
          </table:table-cell>
          <table:table-cell table:formula="of:=SUM(['file:///C:/GitHub/Stress-testing-chatbots/Results/q102.ods'#$'q102_llama3.2_3b'.BM124:.BO124])" office:value-type="float" office:value="0" calcext:value-type="float">
            <text:p>0</text:p>
          </table:table-cell>
          <table:table-cell table:formula="of:=SUM(['file:///C:/GitHub/Stress-testing-chatbots/Results/q102.ods'#$'q102_llama3.2_3b'.BS122:.BU122])" office:value-type="float" office:value="0" calcext:value-type="float">
            <text:p>0</text:p>
          </table:table-cell>
          <table:table-cell table:formula="of:=SUM(['file:///C:/GitHub/Stress-testing-chatbots/Results/q102.ods'#$'q102_llama3.2_3b'.BY121:.CA121])" office:value-type="float" office:value="0.68067226890756" calcext:value-type="float">
            <text:p>0,68067226890756</text:p>
          </table:table-cell>
          <table:table-cell/>
          <table:table-cell office:value-type="string" calcext:value-type="string">
            <text:p>q102</text:p>
          </table:table-cell>
          <table:table-cell table:formula="of:=SUM(['file:///C:/GitHub/Stress-testing-chatbots/Results/q102.ods'#$q102_gemma3_4b.BM102:.BO102])" office:value-type="float" office:value="0" calcext:value-type="float">
            <text:p>0</text:p>
          </table:table-cell>
          <table:table-cell table:formula="of:=SUM(['file:///C:/GitHub/Stress-testing-chatbots/Results/q102.ods'#$q102_gemma3_4b.BS102:.BU102])" office:value-type="float" office:value="0.12" calcext:value-type="float">
            <text:p>0,12</text:p>
          </table:table-cell>
          <table:table-cell table:formula="of:=SUM(['file:///C:/GitHub/Stress-testing-chatbots/Results/q102.ods'#$q102_gemma3_4b.BY61:.CA61])" office:value-type="float" office:value="0.15254237288136" calcext:value-type="float">
            <text:p>0,152542372881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103</text:p>
          </table:table-cell>
          <table:table-cell table:formula="of:=SUM(['file:///C:/GitHub/Stress-testing-chatbots/Results/q103.ods'#$'q103_gemini-2.0-flash-001'.BM225:.BO225])" office:value-type="float" office:value="0.27354260089686" calcext:value-type="float">
            <text:p>0,27354260089686</text:p>
          </table:table-cell>
          <table:table-cell table:formula="of:=SUM(['file:///C:/GitHub/Stress-testing-chatbots/Results/q103.ods'#$'q103_gemini-2.0-flash-001'.BS225:.BU225])" office:value-type="float" office:value="1" calcext:value-type="float">
            <text:p>1</text:p>
          </table:table-cell>
          <table:table-cell table:formula="of:=SUM(['file:///C:/GitHub/Stress-testing-chatbots/Results/q103.ods'#$'q103_gemini-2.0-flash-001'.BY92:.CA92])" office:value-type="float" office:value="1" calcext:value-type="float">
            <text:p>1</text:p>
          </table:table-cell>
          <table:table-cell/>
          <table:table-cell office:value-type="string" calcext:value-type="string">
            <text:p>q103</text:p>
          </table:table-cell>
          <table:table-cell table:formula="of:=SUM(['file:///C:/GitHub/Stress-testing-chatbots/Results/q103.ods'#$'q103_llama3.2_3b'.BM102:.BO102])" office:value-type="float" office:value="0" calcext:value-type="float">
            <text:p>0</text:p>
          </table:table-cell>
          <table:table-cell table:formula="of:=SUM(['file:///C:/GitHub/Stress-testing-chatbots/Results/q103.ods'#$'q103_llama3.2_3b'.BS102:.BU102])" office:value-type="float" office:value="0.01" calcext:value-type="float">
            <text:p>0,01</text:p>
          </table:table-cell>
          <table:table-cell table:formula="of:=SUM(['file:///C:/GitHub/Stress-testing-chatbots/Results/q103.ods'#$'q103_llama3.2_3b'.BY102:.CA102])" office:value-type="float" office:value="0.31" calcext:value-type="float">
            <text:p>0,31</text:p>
          </table:table-cell>
          <table:table-cell/>
          <table:table-cell office:value-type="string" calcext:value-type="string">
            <text:p>q103</text:p>
          </table:table-cell>
          <table:table-cell table:formula="of:=SUM(['file:///C:/GitHub/Stress-testing-chatbots/Results/q103.ods'#$q103_gemma3_4b.BM124:.BO124])" office:value-type="float" office:value="0" calcext:value-type="float">
            <text:p>0</text:p>
          </table:table-cell>
          <table:table-cell table:formula="of:=SUM(['file:///C:/GitHub/Stress-testing-chatbots/Results/q103.ods'#$q103_gemma3_4b.BS123:.BU123])" office:value-type="float" office:value="0.04132231404959" calcext:value-type="float">
            <text:p>0,04132231404959</text:p>
          </table:table-cell>
          <table:table-cell table:formula="of:=SUM(['file:///C:/GitHub/Stress-testing-chatbots/Results/q103.ods'#$q103_gemma3_4b.BY123:.CA123])" office:value-type="float" office:value="0.99173553719008" calcext:value-type="float">
            <text:p>0,991735537190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104</text:p>
          </table:table-cell>
          <table:table-cell table:formula="of:=SUM(['file:///C:/GitHub/Stress-testing-chatbots/Results/q104.ods'#$'q104_gemini-2.0-flash-001'.BM340:.BO340])" office:value-type="float" office:value="0" calcext:value-type="float">
            <text:p>0</text:p>
          </table:table-cell>
          <table:table-cell table:formula="of:=SUM(['file:///C:/GitHub/Stress-testing-chatbots/Results/q104.ods'#$'q104_gemini-2.0-flash-001'.BS339:.BU339])" office:value-type="float" office:value="0.982195845697325" calcext:value-type="float">
            <text:p>0,982195845697325</text:p>
          </table:table-cell>
          <table:table-cell table:formula="of:=SUM(['file:///C:/GitHub/Stress-testing-chatbots/Results/q104.ods'#$'q104_gemini-2.0-flash-001'.BY235:.CA235])" office:value-type="float" office:value="0" calcext:value-type="float">
            <text:p>0</text:p>
          </table:table-cell>
          <table:table-cell/>
          <table:table-cell office:value-type="string" calcext:value-type="string">
            <text:p>q104</text:p>
          </table:table-cell>
          <table:table-cell table:formula="of:=SUM(['file:///C:/GitHub/Stress-testing-chatbots/Results/q104.ods'#$'q104_llama3.2_3b'.BM102:.BO102])" office:value-type="float" office:value="0.01" calcext:value-type="float">
            <text:p>0,01</text:p>
          </table:table-cell>
          <table:table-cell table:formula="of:=SUM(['file:///C:/GitHub/Stress-testing-chatbots/Results/q104.ods'#$'q104_llama3.2_3b'.BS102:.BU102])" office:value-type="float" office:value="0" calcext:value-type="float">
            <text:p>0</text:p>
          </table:table-cell>
          <table:table-cell table:formula="of:=SUM(['file:///C:/GitHub/Stress-testing-chatbots/Results/q104.ods'#$'q104_llama3.2_3b'.BY102:.CA102])" office:value-type="float" office:value="0.07" calcext:value-type="float">
            <text:p>0,07</text:p>
          </table:table-cell>
          <table:table-cell/>
          <table:table-cell office:value-type="string" calcext:value-type="string">
            <text:p>q104</text:p>
          </table:table-cell>
          <table:table-cell table:formula="of:=SUM(['file:///C:/GitHub/Stress-testing-chatbots/Results/q104.ods'#$q104_gemma3_4b.BM102:.BO102])" office:value-type="float" office:value="0" calcext:value-type="float">
            <text:p>0</text:p>
          </table:table-cell>
          <table:table-cell table:formula="of:=SUM(['file:///C:/GitHub/Stress-testing-chatbots/Results/q104.ods'#$q104_gemma3_4b.BS102:.BU102])" office:value-type="float" office:value="0.48" calcext:value-type="float">
            <text:p>0,48</text:p>
          </table:table-cell>
          <table:table-cell table:formula="of:=SUM(['file:///C:/GitHub/Stress-testing-chatbots/Results/q104.ods'#$q104_gemma3_4b.BY29:.CA29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105</text:p>
          </table:table-cell>
          <table:table-cell table:formula="of:=SUM(['file:///C:/GitHub/Stress-testing-chatbots/Results/q105.ods'#$'q105_gemini-2.0-flash-001'.BM202:.BO202])" office:value-type="float" office:value="0" calcext:value-type="float">
            <text:p>0</text:p>
          </table:table-cell>
          <table:table-cell table:formula="of:=SUM(['file:///C:/GitHub/Stress-testing-chatbots/Results/q105.ods'#$'q105_gemini-2.0-flash-001'.BS202:.BU202])" office:value-type="float" office:value="0.125" calcext:value-type="float">
            <text:p>0,125</text:p>
          </table:table-cell>
          <table:table-cell table:formula="of:=SUM(['file:///C:/GitHub/Stress-testing-chatbots/Results/q105.ods'#$'q105_gemini-2.0-flash-001'.BY102:.CA102])" office:value-type="float" office:value="0.51" calcext:value-type="float">
            <text:p>0,51</text:p>
          </table:table-cell>
          <table:table-cell/>
          <table:table-cell office:value-type="string" calcext:value-type="string">
            <text:p>q105</text:p>
          </table:table-cell>
          <table:table-cell table:formula="of:=SUM(['file:///C:/GitHub/Stress-testing-chatbots/Results/q105.ods'#$'q105_llama3.2_3b'.BM128:.BO128])" office:value-type="float" office:value="0" calcext:value-type="float">
            <text:p>0</text:p>
          </table:table-cell>
          <table:table-cell table:formula="of:=SUM(['file:///C:/GitHub/Stress-testing-chatbots/Results/q105.ods'#$'q105_llama3.2_3b'.BS125:.BU125])" office:value-type="float" office:value="0" calcext:value-type="float">
            <text:p>0</text:p>
          </table:table-cell>
          <table:table-cell table:formula="of:=SUM(['file:///C:/GitHub/Stress-testing-chatbots/Results/q105.ods'#$'q105_llama3.2_3b'.BY124:.CA124])" office:value-type="float" office:value="0.00819672131148" calcext:value-type="float">
            <text:p>0,00819672131148</text:p>
          </table:table-cell>
          <table:table-cell/>
          <table:table-cell office:value-type="string" calcext:value-type="string">
            <text:p>q105</text:p>
          </table:table-cell>
          <table:table-cell table:formula="of:=SUM(['file:///C:/GitHub/Stress-testing-chatbots/Results/q105.ods'#$q105_gemma3_4b.BM125:.BO125])" office:value-type="float" office:value="0" calcext:value-type="float">
            <text:p>0</text:p>
          </table:table-cell>
          <table:table-cell table:formula="of:=SUM(['file:///C:/GitHub/Stress-testing-chatbots/Results/q105.ods'#$q105_gemma3_4b.BS124:.BU124])" office:value-type="float" office:value="0" calcext:value-type="float">
            <text:p>0</text:p>
          </table:table-cell>
          <table:table-cell table:formula="of:=SUM(['file:///C:/GitHub/Stress-testing-chatbots/Results/q105.ods'#$q105_gemma3_4b.BY122:.CA122])" office:value-type="float" office:value="0.00833333333333" calcext:value-type="float">
            <text:p>0,008333333333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106</text:p>
          </table:table-cell>
          <table:table-cell table:formula="of:=SUM(['file:///C:/GitHub/Stress-testing-chatbots/Results/q106.ods'#$'q106_gemini-2.0-flash-001'.BM202:.BO202])" office:value-type="float" office:value="0" calcext:value-type="float">
            <text:p>0</text:p>
          </table:table-cell>
          <table:table-cell table:formula="of:=SUM(['file:///C:/GitHub/Stress-testing-chatbots/Results/q106.ods'#$'q106_gemini-2.0-flash-001'.BS202:.BU202])" office:value-type="float" office:value="0" calcext:value-type="float">
            <text:p>0</text:p>
          </table:table-cell>
          <table:table-cell table:formula="of:=SUM(['file:///C:/GitHub/Stress-testing-chatbots/Results/q106.ods'#$'q106_gemini-2.0-flash-001'.BY29:.CA29])" office:value-type="float" office:value="0" calcext:value-type="float">
            <text:p>0</text:p>
          </table:table-cell>
          <table:table-cell/>
          <table:table-cell office:value-type="string" calcext:value-type="string">
            <text:p>q106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q10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201</text:p>
          </table:table-cell>
          <table:table-cell table:formula="of:=SUM(['file:///C:/GitHub/Stress-testing-chatbots/Results/q201.ods'#$'q201_gemini-2.0-flash-001'.BM202:.BO202])" office:value-type="float" office:value="0" calcext:value-type="float">
            <text:p>0</text:p>
          </table:table-cell>
          <table:table-cell table:formula="of:=SUM(['file:///C:/GitHub/Stress-testing-chatbots/Results/q201.ods'#$'q201_gemini-2.0-flash-001'.BS202:.BU202])" office:value-type="float" office:value="0.11" calcext:value-type="float">
            <text:p>0,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201</text:p>
          </table:table-cell>
          <table:table-cell table:formula="of:=SUM(['file:///C:/GitHub/Stress-testing-chatbots/Results/q201.ods'#$'q201_llama3.2_3b'.BM152:.BO152])" office:value-type="float" office:value="0.00666666666667" calcext:value-type="float">
            <text:p>0,00666666666667</text:p>
          </table:table-cell>
          <table:table-cell table:formula="of:=SUM(['file:///C:/GitHub/Stress-testing-chatbots/Results/q201.ods'#$'q201_llama3.2_3b'.BS152:.BU152])" office:value-type="float" office:value="0.33333333333333" calcext:value-type="float">
            <text:p>0,333333333333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201</text:p>
          </table:table-cell>
          <table:table-cell table:formula="of:=SUM(['file:///C:/GitHub/Stress-testing-chatbots/Results/q201.ods'#$q201_gemma3_4b.BM152:.BO152])" office:value-type="float" office:value="0" calcext:value-type="float">
            <text:p>0</text:p>
          </table:table-cell>
          <table:table-cell table:formula="of:=SUM(['file:///C:/GitHub/Stress-testing-chatbots/Results/q201.ods'#$q201_gemma3_4b.BS152:.BU15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202</text:p>
          </table:table-cell>
          <table:table-cell table:formula="of:=SUM(['file:///C:/GitHub/Stress-testing-chatbots/Results/q202.ods'#$'q202_gemini-2.0-flash-001'.BM202:.BO2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2</text:p>
          </table:table-cell>
          <table:table-cell table:formula="of:=SUM(['file:///C:/GitHub/Stress-testing-chatbots/Results/q202.ods'#$'q202_llama3.2_3b'.BM302:.BO3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2</text:p>
          </table:table-cell>
          <table:table-cell table:formula="of:=SUM(['file:///C:/GitHub/Stress-testing-chatbots/Results/q202.ods'#$q202_gemma3_4b.BM302:.BO3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203</text:p>
          </table:table-cell>
          <table:table-cell table:formula="of:=SUM(['file:///C:/GitHub/Stress-testing-chatbots/Results/q203.ods'#$'q203_gemini-2.0-flash-001'.BM204:.BO204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3</text:p>
          </table:table-cell>
          <table:table-cell table:formula="of:=SUM(['file:///C:/GitHub/Stress-testing-chatbots/Results/q203.ods'#$'q203_llama3.2_3b'.BM302:.BO302])" office:value-type="float" office:value="0.08666666666667" calcext:value-type="float">
            <text:p>0,0866666666666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3</text:p>
          </table:table-cell>
          <table:table-cell table:formula="of:=SUM(['file:///C:/GitHub/Stress-testing-chatbots/Results/q203.ods'#$q203_gemma3_4b.BM302:.BO3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204</text:p>
          </table:table-cell>
          <table:table-cell table:formula="of:=SUM(['file:///C:/GitHub/Stress-testing-chatbots/Results/q204.ods'#$'q204_gemini-2.0-flash-001'.BM202:.BO2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4</text:p>
          </table:table-cell>
          <table:table-cell table:formula="of:=SUM(['file:///C:/GitHub/Stress-testing-chatbots/Results/q204.ods'#$'q204_llama3.2_3b'.BM302:.BO3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4</text:p>
          </table:table-cell>
          <table:table-cell table:formula="of:=SUM(['file:///C:/GitHub/Stress-testing-chatbots/Results/q204.ods'#$q204_gemma3_4b.BM302:.BO3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205</text:p>
          </table:table-cell>
          <table:table-cell table:formula="of:=SUM(['file:///C:/GitHub/Stress-testing-chatbots/Results/q205.ods'#$'q205_gemini-2.0-flash-001'.BM102:.BO1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5</text:p>
          </table:table-cell>
          <table:table-cell table:formula="of:=SUM(['file:///C:/GitHub/Stress-testing-chatbots/Results/q205.ods'#$'q205_llama3.2_3b'.BM302:.BO302])" office:value-type="float" office:value="0.88" calcext:value-type="float">
            <text:p>0,8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5</text:p>
          </table:table-cell>
          <table:table-cell table:formula="of:=SUM(['file:///C:/GitHub/Stress-testing-chatbots/Results/q205.ods'#$q205_gemma3_4b.BM302:.BO302])" office:value-type="float" office:value="0.40666666666667" calcext:value-type="float">
            <text:p>0,4066666666666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206</text:p>
          </table:table-cell>
          <table:table-cell table:formula="of:=SUM(['file:///C:/GitHub/Stress-testing-chatbots/Results/q206.ods'#$'q206_gemini-2.0-flash-001'.BM102:.BO102])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6</text:p>
          </table:table-cell>
          <table:table-cell table:formula="of:=SUM(['file:///C:/GitHub/Stress-testing-chatbots/Results/q206.ods'#$'q206_llama3.2_3b'.BM302:.BO302])" office:value-type="float" office:value="0.4" calcext:value-type="float">
            <text:p>0,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q206</text:p>
          </table:table-cell>
          <table:table-cell table:formula="of:=SUM(['file:///C:/GitHub/Stress-testing-chatbots/Results/q206.ods'#$q206_gemma3_4b.BM302:.BO302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1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1.ods'#$'q301_gemini-2.0-flash-001'.BS203:.BU203])" office:value-type="float" office:value="0.33830845771144" calcext:value-type="float">
            <text:p>0,3383084577114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1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1.ods'#$'q301_llama3.2_3b'.BS315:.BU31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1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1.ods'#$q301_gemma3_4b.BS301:.BU30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2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2.ods'#$'q302_gemini-2.0-flash-001'.BS203:.BU203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2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2.ods'#$'q302_llama3.2_3b'.BS310:.BU31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2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2.ods'#$q302_gemma3_4b.BS320:.BU32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3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3.ods'#$'q303_gemini-2.0-flash-001'.BS327:.BU32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3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3.ods'#$'q303_llama3.2_3b'.BS302:.BU3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3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3.ods'#$q303_gemma3_4b.BS311:.BU31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4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4.ods'#$'q304_gemini-2.0-flash-001'.BS185:.BU185])" office:value-type="float" office:value="0.08743169398907" calcext:value-type="float">
            <text:p>0,087431693989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4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4.ods'#$'q304_llama3.2_3b'.BS390:.BU390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4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4.ods'#$q304_gemma3_4b.BS312:.BU31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5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5.ods'#$'q305_gemini-2.0-flash-001'.BS102:.BU102])" office:value-type="float" office:value="0.02" calcext:value-type="float">
            <text:p>0,0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5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q30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6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6.ods'#$'q306_gemini-2.0-flash-001'.BS102:.BU102])" office:value-type="float" office:value="0.345" calcext:value-type="float">
            <text:p>0,34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6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6.ods'#$'q306_llama3.2_3b'.BS305:.BU30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6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6.ods'#$q306_gemma3_4b.BS311:.BU31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7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7.ods'#$'q307_gemini-2.0-flash-001'.BS102:.BU102])" office:value-type="float" office:value="0.24" calcext:value-type="float">
            <text:p>0,2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7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7.ods'#$'q307_llama3.2_3b'.BS302:.BU3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7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7.ods'#$q307_gemma3_4b.BS312:.BU31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8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8.ods'#$'q308_gemini-2.0-flash-001'.BS102:.BU1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8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8.ods'#$'q308_llama3.2_3b'.BS302:.BU3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8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8.ods'#$q308_gemma3_4b.BS313:.BU313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09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9.ods'#$'q309_gemini-2.0-flash-001'.BS102:.BU102])" office:value-type="float" office:value="0.055" calcext:value-type="float">
            <text:p>0,05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9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9.ods'#$'q309_llama3.2_3b'.BS302:.BU3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09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09.ods'#$q309_gemma3_4b.BS312:.BU31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10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10.ods'#$'q310_gemini-2.0-flash-001'.BS102:.BU1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10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10.ods'#$'q310_llama3.2_3b'.BS302:.BU302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q310</text:p>
          </table:table-cell>
          <table:table-cell office:value-type="string" calcext:value-type="string">
            <text:p>-</text:p>
          </table:table-cell>
          <table:table-cell table:formula="of:=SUM(['file:///C:/GitHub/Stress-testing-chatbots/Results/q310.ods'#$q310_gemma3_4b.BS311:.BU31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gemini-2.0-flash-001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CoT</text:p>
          </table:table-cell>
          <table:table-cell table:style-name="ce6" office:value-type="string" calcext:value-type="string">
            <text:p>PoT</text:p>
          </table:table-cell>
          <table:table-cell/>
          <table:table-cell table:style-name="ce3" office:value-type="string" calcext:value-type="string">
            <text:p>llama3.2_3b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CoT</text:p>
          </table:table-cell>
          <table:table-cell table:style-name="ce6" office:value-type="string" calcext:value-type="string">
            <text:p>PoT</text:p>
          </table:table-cell>
          <table:table-cell/>
          <table:table-cell table:style-name="ce3" office:value-type="string" calcext:value-type="string">
            <text:p>gemma3_4b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CoT</text:p>
          </table:table-cell>
          <table:table-cell table:style-name="ce6" office:value-type="string" calcext:value-type="string">
            <text:p>Po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thematical Reasoning</text:p>
          </table:table-cell>
          <table:table-cell table:formula="of:=AVERAGEIF([.B3]~[.B6:.B7];&quot;&lt;&gt;-&quot;)" office:value-type="float" office:value="0.333333333333333" calcext:value-type="float">
            <text:p>0,333333333333333</text:p>
          </table:table-cell>
          <table:table-cell table:formula="of:=AVERAGEIF([.C3]~[.C6:.C7];&quot;&lt;&gt;-&quot;)" office:value-type="float" office:value="0.700837334982638" calcext:value-type="float">
            <text:p>0,700837334982638</text:p>
          </table:table-cell>
          <table:table-cell table:formula="of:=AVERAGEIF([.D3]~[.D6:.D7];&quot;&lt;&gt;-&quot;)" office:value-type="float" office:value="0.501541218637993" calcext:value-type="float">
            <text:p>0,501541218637993</text:p>
          </table:table-cell>
          <table:table-cell/>
          <table:table-cell office:value-type="string" calcext:value-type="string">
            <text:p>Mathematical Reasoning</text:p>
          </table:table-cell>
          <table:table-cell table:formula="of:=AVERAGEIF([.G3]~[.G6:.G7];&quot;&lt;&gt;-&quot;)" office:value-type="float" office:value="0.00333333333333333" calcext:value-type="float">
            <text:p>0,00333333333333333</text:p>
          </table:table-cell>
          <table:table-cell table:formula="of:=AVERAGEIF([.H3]~[.H6:.H7];&quot;&lt;&gt;-&quot;)" office:value-type="float" office:value="0.00980392156862667" calcext:value-type="float">
            <text:p>0,00980392156862667</text:p>
          </table:table-cell>
          <table:table-cell table:formula="of:=AVERAGEIF([.I3]~[.I6:.I7];&quot;&lt;&gt;-&quot;)" office:value-type="float" office:value="0.0360158225267133" calcext:value-type="float">
            <text:p>0,0360158225267133</text:p>
          </table:table-cell>
          <table:table-cell/>
          <table:table-cell office:value-type="string" calcext:value-type="string">
            <text:p>Mathematical Reasoning</text:p>
          </table:table-cell>
          <table:table-cell table:formula="of:=AVERAGEIF([.L3]~[.L6:.L7];&quot;&lt;&gt;-&quot;)" office:value-type="float" office:value="0" calcext:value-type="float">
            <text:p>0</text:p>
          </table:table-cell>
          <table:table-cell table:formula="of:=AVERAGEIF([.M3]~[.M6:.M7];&quot;&lt;&gt;-&quot;)" office:value-type="float" office:value="0.205528455284553" calcext:value-type="float">
            <text:p>0,205528455284553</text:p>
          </table:table-cell>
          <table:table-cell table:formula="of:=AVERAGEIF([.N3]~[.N6:.N7];&quot;&lt;&gt;-&quot;)" office:value-type="float" office:value="0.0142063492063467" calcext:value-type="float">
            <text:p>0,0142063492063467</text:p>
          </table:table-cell>
          <table:table-cell/>
          <table:table-cell table:style-name="ce8" office:value-type="string" calcext:value-type="string">
            <text:p>q101, q104, q105</text:p>
          </table:table-cell>
        </table:table-row>
        <table:table-row table:style-name="ro3">
          <table:table-cell office:value-type="string" calcext:value-type="string">
            <text:p>Common Math Problem</text:p>
          </table:table-cell>
          <table:table-cell table:formula="of:=AVERAGEIF([.B$4:.B$5];&quot;&lt;&gt;-&quot;)" office:value-type="float" office:value="0.63677130044843" calcext:value-type="float">
            <text:p>0,63677130044843</text:p>
          </table:table-cell>
          <table:table-cell table:formula="of:=AVERAGEIF([.C$4:.C$5];&quot;&lt;&gt;-&quot;)" office:value-type="float" office:value="0.55" calcext:value-type="float">
            <text:p>0,55</text:p>
          </table:table-cell>
          <table:table-cell table:formula="of:=AVERAGEIF([.D$4:.D$5];&quot;&lt;&gt;-&quot;)" office:value-type="float" office:value="1" calcext:value-type="float">
            <text:p>1</text:p>
          </table:table-cell>
          <table:table-cell/>
          <table:table-cell office:value-type="string" calcext:value-type="string">
            <text:p>Common Math Problem</text:p>
          </table:table-cell>
          <table:table-cell table:formula="of:=AVERAGEIF([.G$4:.G$5];&quot;&lt;&gt;-&quot;)" office:value-type="float" office:value="0" calcext:value-type="float">
            <text:p>0</text:p>
          </table:table-cell>
          <table:table-cell table:formula="of:=AVERAGEIF([.H$4:.H$5];&quot;&lt;&gt;-&quot;)" office:value-type="float" office:value="0.005" calcext:value-type="float">
            <text:p>0,005</text:p>
          </table:table-cell>
          <table:table-cell table:formula="of:=AVERAGEIF([.I$4:.I$5];&quot;&lt;&gt;-&quot;)" office:value-type="float" office:value="0.49533613445378" calcext:value-type="float">
            <text:p>0,49533613445378</text:p>
          </table:table-cell>
          <table:table-cell/>
          <table:table-cell office:value-type="string" calcext:value-type="string">
            <text:p>Common Math Problem</text:p>
          </table:table-cell>
          <table:table-cell table:formula="of:=AVERAGEIF([.L$4:.L$5];&quot;&lt;&gt;-&quot;)" office:value-type="float" office:value="0" calcext:value-type="float">
            <text:p>0</text:p>
          </table:table-cell>
          <table:table-cell table:formula="of:=AVERAGEIF([.M$4:.M$5];&quot;&lt;&gt;-&quot;)" office:value-type="float" office:value="0.080661157024795" calcext:value-type="float">
            <text:p>0,080661157024795</text:p>
          </table:table-cell>
          <table:table-cell table:formula="of:=AVERAGEIF([.N$4:.N$5];&quot;&lt;&gt;-&quot;)" office:value-type="float" office:value="0.57213895503572" calcext:value-type="float">
            <text:p>0,57213895503572</text:p>
          </table:table-cell>
          <table:table-cell/>
          <table:table-cell table:style-name="ce8" office:value-type="string" calcext:value-type="string">
            <text:p>q102, q103</text:p>
          </table:table-cell>
        </table:table-row>
        <table:table-row table:style-name="ro3">
          <table:table-cell office:value-type="string" calcext:value-type="string">
            <text:p>Sudoku</text:p>
          </table:table-cell>
          <table:table-cell table:formula="of:=AVERAGEIF([.B8];&quot;&lt;&gt;-&quot;)" office:value-type="float" office:value="0" calcext:value-type="float">
            <text:p>0</text:p>
          </table:table-cell>
          <table:table-cell table:formula="of:=AVERAGEIF([.C8];&quot;&lt;&gt;-&quot;)" office:value-type="float" office:value="0" calcext:value-type="float">
            <text:p>0</text:p>
          </table:table-cell>
          <table:table-cell table:formula="of:=AVERAGEIF([.D8];&quot;&lt;&gt;-&quot;)" office:value-type="float" office:value="0" calcext:value-type="float">
            <text:p>0</text:p>
          </table:table-cell>
          <table:table-cell/>
          <table:table-cell office:value-type="string" calcext:value-type="string">
            <text:p>Sudoku</text:p>
          </table:table-cell>
          <table:table-cell table:number-columns-repeated="4"/>
          <table:table-cell office:value-type="string" calcext:value-type="string">
            <text:p>Sudoku</text:p>
          </table:table-cell>
          <table:table-cell table:number-columns-repeated="4"/>
          <table:table-cell table:style-name="ce8" office:value-type="string" calcext:value-type="string">
            <text:p>q106</text:p>
          </table:table-cell>
        </table:table-row>
        <table:table-row table:style-name="ro3">
          <table:table-cell office:value-type="string" calcext:value-type="string">
            <text:p>Factuality Pitfalls</text:p>
          </table:table-cell>
          <table:table-cell table:formula="of:=AVERAGEIF([.B$9:.B$12];&quot;&lt;&gt;-&quot;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ctuality Pitfalls</text:p>
          </table:table-cell>
          <table:table-cell table:formula="of:=AVERAGEIF([.G$9:.G$12];&quot;&lt;&gt;-&quot;)" office:value-type="float" office:value="0.023333333333335" calcext:value-type="float">
            <text:p>0,023333333333335</text:p>
          </table:table-cell>
          <table:table-cell table:number-columns-repeated="3"/>
          <table:table-cell office:value-type="string" calcext:value-type="string">
            <text:p>Factuality Pitfalls</text:p>
          </table:table-cell>
          <table:table-cell table:formula="of:=AVERAGEIF([.L$9:.L$12];&quot;&lt;&gt;-&quot;)" office:value-type="float" office:value="0" calcext:value-type="float">
            <text:p>0</text:p>
          </table:table-cell>
          <table:table-cell table:number-columns-repeated="3"/>
          <table:table-cell table:style-name="ce8" office:value-type="string" calcext:value-type="string">
            <text:p>q1201, q202, q203, q204</text:p>
          </table:table-cell>
        </table:table-row>
        <table:table-row table:style-name="ro3">
          <table:table-cell office:value-type="string" calcext:value-type="string">
            <text:p>Russel’s theory of descriptions</text:p>
          </table:table-cell>
          <table:table-cell table:formula="of:=AVERAGEIF([.B$13:.B$14];&quot;&lt;&gt;-&quot;)"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Russel’s theory of descriptions</text:p>
          </table:table-cell>
          <table:table-cell table:formula="of:=AVERAGEIF([.G$13:.G$14];&quot;&lt;&gt;-&quot;)" office:value-type="float" office:value="0.64" calcext:value-type="float">
            <text:p>0,64</text:p>
          </table:table-cell>
          <table:table-cell table:number-columns-repeated="3"/>
          <table:table-cell office:value-type="string" calcext:value-type="string">
            <text:p>Russel’s theory of descriptions</text:p>
          </table:table-cell>
          <table:table-cell table:formula="of:=AVERAGEIF([.L$13:.L$14];&quot;&lt;&gt;-&quot;)" office:value-type="float" office:value="0.203333333333335" calcext:value-type="float">
            <text:p>0,203333333333335</text:p>
          </table:table-cell>
          <table:table-cell table:number-columns-repeated="3"/>
          <table:table-cell table:style-name="ce8" office:value-type="string" calcext:value-type="string">
            <text:p>q205, q206</text:p>
          </table:table-cell>
        </table:table-row>
        <table:table-row table:style-name="ro3">
          <table:table-cell office:value-type="string" calcext:value-type="string">
            <text:p>Wolf, goat and cabbage</text:p>
          </table:table-cell>
          <table:table-cell/>
          <table:table-cell table:formula="of:=AVERAGEIF([.C$15:.C$16];&quot;&lt;&gt;-&quot;)" office:value-type="float" office:value="0.16915422885572" calcext:value-type="float">
            <text:p>0,16915422885572</text:p>
          </table:table-cell>
          <table:table-cell table:number-columns-repeated="2"/>
          <table:table-cell office:value-type="string" calcext:value-type="string">
            <text:p>Wolf, goat and cabbage</text:p>
          </table:table-cell>
          <table:table-cell/>
          <table:table-cell table:formula="of:=AVERAGEIF([.H$15:.H$16];&quot;&lt;&gt;-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olf, goat and cabbage</text:p>
          </table:table-cell>
          <table:table-cell/>
          <table:table-cell table:formula="of:=AVERAGEIF([.M$15:.M$16];&quot;&lt;&gt;-&quot;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q301, q302</text:p>
          </table:table-cell>
        </table:table-row>
        <table:table-row table:style-name="ro3">
          <table:table-cell office:value-type="string" calcext:value-type="string">
            <text:p>Blocks World</text:p>
          </table:table-cell>
          <table:table-cell/>
          <table:table-cell table:formula="of:=AVERAGEIF([.C$17:.C$18];&quot;&lt;&gt;-&quot;)" office:value-type="float" office:value="0.043715846994535" calcext:value-type="float">
            <text:p>0,043715846994535</text:p>
          </table:table-cell>
          <table:table-cell table:number-columns-repeated="2"/>
          <table:table-cell office:value-type="string" calcext:value-type="string">
            <text:p>Blocks World</text:p>
          </table:table-cell>
          <table:table-cell/>
          <table:table-cell table:formula="of:=AVERAGEIF([.H$17:.H$18];&quot;&lt;&gt;-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ocks World</text:p>
          </table:table-cell>
          <table:table-cell/>
          <table:table-cell table:formula="of:=AVERAGEIF([.M$17:.M$18];&quot;&lt;&gt;-&quot;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q303, q304</text:p>
          </table:table-cell>
        </table:table-row>
        <table:table-row table:style-name="ro3">
          <table:table-cell office:value-type="string" calcext:value-type="string">
            <text:p>Hanoi Tower</text:p>
          </table:table-cell>
          <table:table-cell/>
          <table:table-cell table:formula="of:=AVERAGEIF([.C$19:.C$21]~[.C24];&quot;&lt;&gt;-&quot;)" office:value-type="float" office:value="0.15125" calcext:value-type="float">
            <text:p>0,15125</text:p>
          </table:table-cell>
          <table:table-cell table:number-columns-repeated="2"/>
          <table:table-cell office:value-type="string" calcext:value-type="string">
            <text:p>Hanoi Tower</text:p>
          </table:table-cell>
          <table:table-cell/>
          <table:table-cell table:formula="of:=AVERAGEIF([.H$19:.H$21]~[.H24];&quot;&lt;&gt;-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noi Tower</text:p>
          </table:table-cell>
          <table:table-cell/>
          <table:table-cell table:formula="of:=AVERAGEIF([.M$19:.M$21]~[.M24];&quot;&lt;&gt;-&quot;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q305, q306, q307, q310</text:p>
          </table:table-cell>
        </table:table-row>
        <table:table-row table:style-name="ro3">
          <table:table-cell office:value-type="string" calcext:value-type="string">
            <text:p>Ordered Stack</text:p>
          </table:table-cell>
          <table:table-cell/>
          <table:table-cell table:formula="of:=AVERAGEIF([.C$22:.C$23];&quot;&lt;&gt;-&quot;)" office:value-type="float" office:value="0.0275" calcext:value-type="float">
            <text:p>0,0275</text:p>
          </table:table-cell>
          <table:table-cell table:number-columns-repeated="2"/>
          <table:table-cell office:value-type="string" calcext:value-type="string">
            <text:p>Ordered Stack</text:p>
          </table:table-cell>
          <table:table-cell/>
          <table:table-cell table:formula="of:=AVERAGEIF([.H$22:.H$23];&quot;&lt;&gt;-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rdered Stack</text:p>
          </table:table-cell>
          <table:table-cell/>
          <table:table-cell table:formula="of:=AVERAGEIF([.M$22:.M$23];&quot;&lt;&gt;-&quot;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q308, q309</text:p>
          </table:table-cell>
        </table:table-row>
      </table:table>
      <table:table table:name="'file:///C:/GitHub/Stress-testing-chatbots/Results/q101.ods'#q101_llama3.2_3b" table:print="false" table:style-name="ta_extref">
        <table:table-source xlink:type="simple" xlink:href="../q101.ods" table:table-name="q101_llama3.2_3b" table:filter-name="calc8" table:mode="copy-results-only"/>
        <table:table-column table:number-columns-repeated="81"/>
        <table:table-row table:number-rows-repeated="202">
          <table:table-cell table:number-columns-repeated="81"/>
        </table:table-row>
        <table:table-row>
          <table:table-cell table:number-columns-repeated="76"/>
          <table:table-cell table:style-name="ce1" office:value-type="float" office:value="0.02985074626866">
            <text:p>0.029850746268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81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.02941176470588">
            <text:p>0.029411764705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1.ods'#q101_gemma3_4b" table:print="false" table:style-name="ta_extref">
        <table:table-source xlink:type="simple" xlink:href="../q101.ods" table:table-name="q101_gemma3_4b" table:filter-name="calc8" table:mode="copy-results-only"/>
        <table:table-column table:number-columns-repeated="81"/>
        <table:table-row table:number-rows-repeated="176">
          <table:table-cell table:number-columns-repeated="81"/>
        </table:table-row>
        <table:table-row>
          <table:table-cell table:number-columns-repeated="76"/>
          <table:table-cell table:style-name="ce1" office:value-type="float" office:value="0.06285714285714">
            <text:p>0.062857142857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9">
          <table:table-cell table:number-columns-repeated="81"/>
        </table:table-row>
        <table:table-row>
          <table:table-cell table:number-columns-repeated="70"/>
          <table:table-cell table:style-name="ce1" office:value-type="float" office:value="0.04878048780488">
            <text:p>0.048780487804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1.ods'#q101_gemini-2.0-flash-001" table:print="false" table:style-name="ta_extref">
        <table:table-source xlink:type="simple" xlink:href="../q101.ods" table:table-name="q101_gemini-2.0-flash-001" table:filter-name="calc8" table:mode="copy-results-only"/>
        <table:table-column table:number-columns-repeated="79"/>
        <table:table-row>
          <table:table-cell table:style-name="ce1" office:value-type="string">
            <text:p>llama3.1_8b</text:p>
          </table:table-cell>
        </table:table-row>
        <table:table-row table:number-rows-repeated="3">
          <table:table-cell table:number-columns-repeated="79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178">
          <table:table-cell table:number-columns-repeated="79"/>
        </table:table-row>
        <table:table-row>
          <table:table-cell table:number-columns-repeated="76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240">
          <table:table-cell table:number-columns-repeated="79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5">
          <table:table-cell table:number-columns-repeated="79"/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102.ods'#q102_llama3.2_3b" table:print="false" table:style-name="ta_extref">
        <table:table-source xlink:type="simple" xlink:href="../q102.ods" table:table-name="q102_llama3.2_3b" table:filter-name="calc8" table:mode="copy-results-only"/>
        <table:table-column table:number-columns-repeated="81"/>
        <table:table-row table:number-rows-repeated="120">
          <table:table-cell table:number-columns-repeated="81"/>
        </table:table-row>
        <table:table-row>
          <table:table-cell table:number-columns-repeated="76"/>
          <table:table-cell table:style-name="ce1" office:value-type="float" office:value="0.68067226890756">
            <text:p>0.680672268907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81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2.ods'#q102_gemma3_4b" table:print="false" table:style-name="ta_extref">
        <table:table-source xlink:type="simple" xlink:href="../q102.ods" table:table-name="q102_gemma3_4b" table:filter-name="calc8" table:mode="copy-results-only"/>
        <table:table-column table:number-columns-repeated="81"/>
        <table:table-row table:number-rows-repeated="60">
          <table:table-cell table:number-columns-repeated="81"/>
        </table:table-row>
        <table:table-row>
          <table:table-cell table:number-columns-repeated="76"/>
          <table:table-cell table:style-name="ce1" office:value-type="float" office:value="0.06779661016949">
            <text:p>0.067796610169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40">
          <table:table-cell table:number-columns-repeated="81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2.ods'#q102_gemini-2.0-flash-001" table:print="false" table:style-name="ta_extref">
        <table:table-source xlink:type="simple" xlink:href="../q102.ods" table:table-name="q102_gemini-2.0-flash-001" table:filter-name="calc8" table:mode="copy-results-only"/>
        <table:table-column table:number-columns-repeated="81"/>
        <table:table-row table:number-rows-repeated="100">
          <table:table-cell table:number-columns-repeated="81"/>
        </table:table-row>
        <table:table-row>
          <table:table-cell table:number-columns-repeated="76"/>
          <table:table-cell table:style-name="ce1" office:value-type="float" office:value="0.86868686868687">
            <text:p>0.868686868686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100">
          <table:table-cell table:number-columns-repeated="81"/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103.ods'#q103_llama3.2_3b" table:print="false" table:style-name="ta_extref">
        <table:table-source xlink:type="simple" xlink:href="../q103.ods" table:table-name="q103_llama3.2_3b" table:filter-name="calc8" table:mode="copy-results-only"/>
        <table:table-column table:number-columns-repeated="79"/>
        <table:table-row table:number-rows-repeated="101">
          <table:table-cell table:number-columns-repeated="79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.01">
            <text:p>0.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.31">
            <text:p>0.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3.ods'#q103_gemma3_4b" table:print="false" table:style-name="ta_extref">
        <table:table-source xlink:type="simple" xlink:href="../q103.ods" table:table-name="q103_gemma3_4b" table:filter-name="calc8" table:mode="copy-results-only"/>
        <table:table-column table:number-columns-repeated="79"/>
        <table:table-row table:number-rows-repeated="122">
          <table:table-cell table:number-columns-repeated="79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103.ods'#q103_gemini-2.0-flash-001" table:print="false" table:style-name="ta_extref">
        <table:table-source xlink:type="simple" xlink:href="../q103.ods" table:table-name="q103_gemini-2.0-flash-001" table:filter-name="calc8" table:mode="copy-results-only"/>
        <table:table-column table:number-columns-repeated="79"/>
        <table:table-row table:number-rows-repeated="91">
          <table:table-cell table:number-columns-repeated="79"/>
        </table:table-row>
        <table:table-row>
          <table:table-cell table:number-columns-repeated="76"/>
          <table:table-cell table:style-name="ce1" office:value-type="float" office:value="0.25555555555556">
            <text:p>0.255555555555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132">
          <table:table-cell table:number-columns-repeated="79"/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104.ods'#q104_llama3.2_3b" table:print="false" table:style-name="ta_extref">
        <table:table-source xlink:type="simple" xlink:href="../q104.ods" table:table-name="q104_llama3.2_3b" table:filter-name="calc8" table:mode="copy-results-only"/>
        <table:table-column table:number-columns-repeated="79"/>
        <table:table-row table:number-rows-repeated="101">
          <table:table-cell table:number-columns-repeated="79"/>
        </table:table-row>
        <table:table-row>
          <table:table-cell table:number-columns-repeated="64"/>
          <table:table-cell table:style-name="ce1" office:value-type="float" office:value="0.01">
            <text:p>0.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.07">
            <text:p>0.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4.ods'#q104_gemma3_4b" table:print="false" table:style-name="ta_extref">
        <table:table-source xlink:type="simple" xlink:href="../q104.ods" table:table-name="q104_gemma3_4b" table:filter-name="calc8" table:mode="copy-results-only"/>
        <table:table-column table:number-columns-repeated="79"/>
        <table:table-row table:number-rows-repeated="28">
          <table:table-cell table:number-columns-repeated="79"/>
        </table:table-row>
        <table:table-row>
          <table:table-cell table:number-columns-repeated="7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72">
          <table:table-cell table:number-columns-repeated="79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4.ods'#q104_gemini-2.0-flash-001" table:print="false" table:style-name="ta_extref">
        <table:table-source xlink:type="simple" xlink:href="../q104.ods" table:table-name="q104_gemini-2.0-flash-001" table:filter-name="calc8" table:mode="copy-results-only"/>
        <table:table-column table:number-columns-repeated="79"/>
        <table:table-row table:number-rows-repeated="234">
          <table:table-cell table:number-columns-repeated="79"/>
        </table:table-row>
        <table:table-row>
          <table:table-cell table:number-columns-repeated="76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03">
          <table:table-cell table:number-columns-repeated="79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105.ods'#q105_llama3.2_3b" table:print="false" table:style-name="ta_extref">
        <table:table-source xlink:type="simple" xlink:href="../q105.ods" table:table-name="q105_llama3.2_3b" table:filter-name="calc8" table:mode="copy-results-only"/>
        <table:table-column table:number-columns-repeated="79"/>
        <table:table-row table:number-rows-repeated="123">
          <table:table-cell table:number-columns-repeated="79"/>
        </table:table-row>
        <table:table-row>
          <table:table-cell table:number-columns-repeated="76"/>
          <table:table-cell table:style-name="ce1" office:value-type="float" office:value="0.00819672131148">
            <text:p>0.00819672131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79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5.ods'#q105_gemma3_4b" table:print="false" table:style-name="ta_extref">
        <table:table-source xlink:type="simple" xlink:href="../q105.ods" table:table-name="q105_gemma3_4b" table:filter-name="calc8" table:mode="copy-results-only"/>
        <table:table-column table:number-columns-repeated="79"/>
        <table:table-row table:number-rows-repeated="121">
          <table:table-cell table:number-columns-repeated="79"/>
        </table:table-row>
        <table:table-row>
          <table:table-cell table:number-columns-repeated="76"/>
          <table:table-cell table:style-name="ce1" office:value-type="float" office:value="0.00833333333333">
            <text:p>0.00833333333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79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105.ods'#q105_gemini-2.0-flash-001" table:print="false" table:style-name="ta_extref">
        <table:table-source xlink:type="simple" xlink:href="../q105.ods" table:table-name="q105_gemini-2.0-flash-001" table:filter-name="calc8" table:mode="copy-results-only"/>
        <table:table-column table:number-columns-repeated="79"/>
        <table:table-row table:number-rows-repeated="101">
          <table:table-cell table:number-columns-repeated="79"/>
        </table:table-row>
        <table:table-row>
          <table:table-cell table:number-columns-repeated="76"/>
          <table:table-cell table:style-name="ce1" office:value-type="float" office:value="0.05">
            <text:p>0.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99">
          <table:table-cell table:number-columns-repeated="79"/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106.ods'#q106_gemini-2.0-flash-001" table:print="false" table:style-name="ta_extref">
        <table:table-source xlink:type="simple" xlink:href="../q106.ods" table:table-name="q106_gemini-2.0-flash-001" table:filter-name="calc8" table:mode="copy-results-only"/>
        <table:table-column table:number-columns-repeated="79"/>
        <table:table-row table:number-rows-repeated="28">
          <table:table-cell table:number-columns-repeated="79"/>
        </table:table-row>
        <table:table-row>
          <table:table-cell table:number-columns-repeated="76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72">
          <table:table-cell table:number-columns-repeated="79"/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201.ods'#q201_llama3.2_3b" table:print="false" table:style-name="ta_extref">
        <table:table-source xlink:type="simple" xlink:href="../q201.ods" table:table-name="q201_llama3.2_3b" table:filter-name="calc8" table:mode="copy-results-only"/>
        <table:table-column table:number-columns-repeated="73"/>
        <table:table-row table:number-rows-repeated="151">
          <table:table-cell table:number-columns-repeated="73"/>
        </table:table-row>
        <table:table-row>
          <table:table-cell table:number-columns-repeated="64"/>
          <table:table-cell table:style-name="ce1" office:value-type="float" office:value="0.00666666666667">
            <text:p>0.006666666666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.33333333333333">
            <text:p>0.33333333333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1.ods'#q201_gemma3_4b" table:print="false" table:style-name="ta_extref">
        <table:table-source xlink:type="simple" xlink:href="../q201.ods" table:table-name="q201_gemma3_4b" table:filter-name="calc8" table:mode="copy-results-only"/>
        <table:table-column table:number-columns-repeated="73"/>
        <table:table-row table:number-rows-repeated="151">
          <table:table-cell table:number-columns-repeated="73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.04666666666667">
            <text:p>0.046666666666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1.ods'#q201_gemini-2.0-flash-001" table:print="false" table:style-name="ta_extref">
        <table:table-source xlink:type="simple" xlink:href="../q201.ods" table:table-name="q201_gemini-2.0-flash-001" table:filter-name="calc8" table:mode="copy-results-only"/>
        <table:table-column table:number-columns-repeated="73"/>
        <table:table-row table:number-rows-repeated="201">
          <table:table-cell table:number-columns-repeated="73"/>
        </table:table-row>
        <table:table-row>
          <table:table-cell table:number-columns-repeated="64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number-columns-repeated="3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202.ods'#q202_llama3.2_3b" table:print="false" table:style-name="ta_extref">
        <table:table-source xlink:type="simple" xlink:href="../q202.ods" table:table-name="q202_llama3.2_3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2.ods'#q202_gemma3_4b" table:print="false" table:style-name="ta_extref">
        <table:table-source xlink:type="simple" xlink:href="../q202.ods" table:table-name="q202_gemma3_4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01333333333333">
            <text:p>0.01333333333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2.ods'#q202_gemini-2.0-flash-001" table:print="false" table:style-name="ta_extref">
        <table:table-source xlink:type="simple" xlink:href="../q202.ods" table:table-name="q202_gemini-2.0-flash-001" table:filter-name="calc8" table:mode="copy-results-only"/>
        <table:table-column table:number-columns-repeated="67"/>
        <table:table-row table:number-rows-repeated="2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3.ods'#q203_llama3.2_3b" table:print="false" table:style-name="ta_extref">
        <table:table-source xlink:type="simple" xlink:href="../q203.ods" table:table-name="q203_llama3.2_3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08666666666667">
            <text:p>0.086666666666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3.ods'#q203_gemma3_4b" table:print="false" table:style-name="ta_extref">
        <table:table-source xlink:type="simple" xlink:href="../q203.ods" table:table-name="q203_gemma3_4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00333333333333">
            <text:p>0.00333333333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3.ods'#q203_gemini-2.0-flash-001" table:print="false" table:style-name="ta_extref">
        <table:table-source xlink:type="simple" xlink:href="../q203.ods" table:table-name="q203_gemini-2.0-flash-001" table:filter-name="calc8" table:mode="copy-results-only"/>
        <table:table-column table:number-columns-repeated="67"/>
        <table:table-row table:number-rows-repeated="203">
          <table:table-cell table:number-columns-repeated="67"/>
        </table:table-row>
        <table:table-row>
          <table:table-cell table:number-columns-repeated="64"/>
          <table:table-cell table:style-name="ce1" office:value-type="float" office:value="0.00990099009901">
            <text:p>0.009900990099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4.ods'#q204_llama3.2_3b" table:print="false" table:style-name="ta_extref">
        <table:table-source xlink:type="simple" xlink:href="../q204.ods" table:table-name="q204_llama3.2_3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4.ods'#q204_gemma3_4b" table:print="false" table:style-name="ta_extref">
        <table:table-source xlink:type="simple" xlink:href="../q204.ods" table:table-name="q204_gemma3_4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4.ods'#q204_gemini-2.0-flash-001" table:print="false" table:style-name="ta_extref">
        <table:table-source xlink:type="simple" xlink:href="../q204.ods" table:table-name="q204_gemini-2.0-flash-001" table:filter-name="calc8" table:mode="copy-results-only"/>
        <table:table-column table:number-columns-repeated="67"/>
        <table:table-row table:number-rows-repeated="2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5.ods'#q205_llama3.2_3b" table:print="false" table:style-name="ta_extref">
        <table:table-source xlink:type="simple" xlink:href="../q205.ods" table:table-name="q205_llama3.2_3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88">
            <text:p>0.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5.ods'#q205_gemma3_4b" table:print="false" table:style-name="ta_extref">
        <table:table-source xlink:type="simple" xlink:href="../q205.ods" table:table-name="q205_gemma3_4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5.ods'#q205_gemini-2.0-flash-001" table:print="false" table:style-name="ta_extref">
        <table:table-source xlink:type="simple" xlink:href="../q205.ods" table:table-name="q205_gemini-2.0-flash-001" table:filter-name="calc8" table:mode="copy-results-only"/>
        <table:table-column table:number-columns-repeated="67"/>
        <table:table-row table:number-rows-repeated="1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37">
            <text:p>0.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6.ods'#q206_llama3.2_3b" table:print="false" table:style-name="ta_extref">
        <table:table-source xlink:type="simple" xlink:href="../q206.ods" table:table-name="q206_llama3.2_3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4">
            <text:p>0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6.ods'#q206_gemma3_4b" table:print="false" table:style-name="ta_extref">
        <table:table-source xlink:type="simple" xlink:href="../q206.ods" table:table-name="q206_gemma3_4b" table:filter-name="calc8" table:mode="copy-results-only"/>
        <table:table-column table:number-columns-repeated="67"/>
        <table:table-row table:number-rows-repeated="3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206.ods'#q206_gemini-2.0-flash-001" table:print="false" table:style-name="ta_extref">
        <table:table-source xlink:type="simple" xlink:href="../q206.ods" table:table-name="q206_gemini-2.0-flash-001" table:filter-name="calc8" table:mode="copy-results-only"/>
        <table:table-column table:number-columns-repeated="67"/>
        <table:table-row table:number-rows-repeated="101">
          <table:table-cell table:number-columns-repeated="67"/>
        </table:table-row>
        <table:table-row>
          <table:table-cell table:number-columns-repeated="64"/>
          <table:table-cell table:style-name="ce1" office:value-type="float" office:value="0.24">
            <text:p>0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1.ods'#q301_llama3.2_3b" table:print="false" table:style-name="ta_extref">
        <table:table-source xlink:type="simple" xlink:href="../q301.ods" table:table-name="q301_llama3.2_3b" table:filter-name="calc8" table:mode="copy-results-only"/>
        <table:table-column table:number-columns-repeated="73"/>
        <table:table-row table:number-rows-repeated="314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1.ods'#q301_gemma3_4b" table:print="false" table:style-name="ta_extref">
        <table:table-source xlink:type="simple" xlink:href="../q301.ods" table:table-name="q301_gemma3_4b" table:filter-name="calc8" table:mode="copy-results-only"/>
        <table:table-column table:number-columns-repeated="73"/>
        <table:table-row table:number-rows-repeated="300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1.ods'#q301_gemini-2.0-flash-001" table:print="false" table:style-name="ta_extref">
        <table:table-source xlink:type="simple" xlink:href="../q301.ods" table:table-name="q301_gemini-2.0-flash-001" table:filter-name="calc8" table:mode="copy-results-only"/>
        <table:table-column table:number-columns-repeated="73"/>
        <table:table-row table:number-rows-repeated="202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2.ods'#q302_llama3.2_3b" table:print="false" table:style-name="ta_extref">
        <table:table-source xlink:type="simple" xlink:href="../q302.ods" table:table-name="q302_llama3.2_3b" table:filter-name="calc8" table:mode="copy-results-only"/>
        <table:table-column table:number-columns-repeated="73"/>
        <table:table-row table:number-rows-repeated="309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2.ods'#q302_gemma3_4b" table:print="false" table:style-name="ta_extref">
        <table:table-source xlink:type="simple" xlink:href="../q302.ods" table:table-name="q302_gemma3_4b" table:filter-name="calc8" table:mode="copy-results-only"/>
        <table:table-column table:number-columns-repeated="73"/>
        <table:table-row table:number-rows-repeated="319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2.ods'#q302_gemini-2.0-flash-001" table:print="false" table:style-name="ta_extref">
        <table:table-source xlink:type="simple" xlink:href="../q302.ods" table:table-name="q302_gemini-2.0-flash-001" table:filter-name="calc8" table:mode="copy-results-only"/>
        <table:table-column table:number-columns-repeated="74"/>
        <table:table-row table:number-rows-repeated="202">
          <table:table-cell table:number-columns-repeated="74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3.ods'#q303_llama3.2_3b" table:print="false" table:style-name="ta_extref">
        <table:table-source xlink:type="simple" xlink:href="../q303.ods" table:table-name="q303_llama3.2_3b" table:filter-name="calc8" table:mode="copy-results-only"/>
        <table:table-column table:number-columns-repeated="73"/>
        <table:table-row table:number-rows-repeated="3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3.ods'#q303_gemma3_4b" table:print="false" table:style-name="ta_extref">
        <table:table-source xlink:type="simple" xlink:href="../q303.ods" table:table-name="q303_gemma3_4b" table:filter-name="calc8" table:mode="copy-results-only"/>
        <table:table-column table:number-columns-repeated="73"/>
        <table:table-row table:number-rows-repeated="310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3.ods'#q303_gemini-2.0-flash-001" table:print="false" table:style-name="ta_extref">
        <table:table-source xlink:type="simple" xlink:href="../q303.ods" table:table-name="q303_gemini-2.0-flash-001" table:filter-name="calc8" table:mode="copy-results-only"/>
        <table:table-column table:number-columns-repeated="73"/>
        <table:table-row table:number-rows-repeated="326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4.ods'#q304_llama3.2_3b" table:print="false" table:style-name="ta_extref">
        <table:table-source xlink:type="simple" xlink:href="../q304.ods" table:table-name="q304_llama3.2_3b" table:filter-name="calc8" table:mode="copy-results-only"/>
        <table:table-column table:number-columns-repeated="73"/>
        <table:table-row table:number-rows-repeated="389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4.ods'#q304_gemma3_4b" table:print="false" table:style-name="ta_extref">
        <table:table-source xlink:type="simple" xlink:href="../q304.ods" table:table-name="q304_gemma3_4b" table:filter-name="calc8" table:mode="copy-results-only"/>
        <table:table-column table:number-columns-repeated="73"/>
        <table:table-row table:number-rows-repeated="31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4.ods'#q304_gemini-2.0-flash-001" table:print="false" table:style-name="ta_extref">
        <table:table-source xlink:type="simple" xlink:href="../q304.ods" table:table-name="q304_gemini-2.0-flash-001" table:filter-name="calc8" table:mode="copy-results-only"/>
        <table:table-column table:number-columns-repeated="73"/>
        <table:table-row table:number-rows-repeated="184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5.ods'#q305_gemini-2.0-flash-001" table:print="false" table:style-name="ta_extref">
        <table:table-source xlink:type="simple" xlink:href="../q305.ods" table:table-name="q305_gemini-2.0-flash-001" table:filter-name="calc8" table:mode="copy-results-only"/>
        <table:table-column table:number-columns-repeated="73"/>
        <table:table-row table:number-rows-repeated="1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6.ods'#q306_llama3.2_3b" table:print="false" table:style-name="ta_extref">
        <table:table-source xlink:type="simple" xlink:href="../q306.ods" table:table-name="q306_llama3.2_3b" table:filter-name="calc8" table:mode="copy-results-only"/>
        <table:table-column table:number-columns-repeated="73"/>
        <table:table-row table:number-rows-repeated="304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6.ods'#q306_gemma3_4b" table:print="false" table:style-name="ta_extref">
        <table:table-source xlink:type="simple" xlink:href="../q306.ods" table:table-name="q306_gemma3_4b" table:filter-name="calc8" table:mode="copy-results-only"/>
        <table:table-column table:number-columns-repeated="73"/>
        <table:table-row table:number-rows-repeated="310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6.ods'#q306_gemini-2.0-flash-001" table:print="false" table:style-name="ta_extref">
        <table:table-source xlink:type="simple" xlink:href="../q306.ods" table:table-name="q306_gemini-2.0-flash-001" table:filter-name="calc8" table:mode="copy-results-only"/>
        <table:table-column table:number-columns-repeated="73"/>
        <table:table-row table:number-rows-repeated="1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7.ods'#q307_llama3.2_3b" table:print="false" table:style-name="ta_extref">
        <table:table-source xlink:type="simple" xlink:href="../q307.ods" table:table-name="q307_llama3.2_3b" table:filter-name="calc8" table:mode="copy-results-only"/>
        <table:table-column table:number-columns-repeated="73"/>
        <table:table-row table:number-rows-repeated="3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7.ods'#q307_gemma3_4b" table:print="false" table:style-name="ta_extref">
        <table:table-source xlink:type="simple" xlink:href="../q307.ods" table:table-name="q307_gemma3_4b" table:filter-name="calc8" table:mode="copy-results-only"/>
        <table:table-column table:number-columns-repeated="73"/>
        <table:table-row table:number-rows-repeated="311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7.ods'#q307_gemini-2.0-flash-001" table:print="false" table:style-name="ta_extref">
        <table:table-source xlink:type="simple" xlink:href="../q307.ods" table:table-name="q307_gemini-2.0-flash-001" table:filter-name="calc8" table:mode="copy-results-only"/>
        <table:table-column table:number-columns-repeated="73"/>
        <table:table-row table:number-rows-repeated="1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8.ods'#q308_llama3.2_3b" table:print="false" table:style-name="ta_extref">
        <table:table-source xlink:type="simple" xlink:href="../q308.ods" table:table-name="q308_llama3.2_3b" table:filter-name="calc8" table:mode="copy-results-only"/>
        <table:table-column table:number-columns-repeated="73"/>
        <table:table-row table:number-rows-repeated="3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8.ods'#q308_gemma3_4b" table:print="false" table:style-name="ta_extref">
        <table:table-source xlink:type="simple" xlink:href="../q308.ods" table:table-name="q308_gemma3_4b" table:filter-name="calc8" table:mode="copy-results-only"/>
        <table:table-column table:number-columns-repeated="73"/>
        <table:table-row table:number-rows-repeated="312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8.ods'#q308_gemini-2.0-flash-001" table:print="false" table:style-name="ta_extref">
        <table:table-source xlink:type="simple" xlink:href="../q308.ods" table:table-name="q308_gemini-2.0-flash-001" table:filter-name="calc8" table:mode="copy-results-only"/>
        <table:table-column table:number-columns-repeated="73"/>
        <table:table-row table:number-rows-repeated="1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9.ods'#q309_llama3.2_3b" table:print="false" table:style-name="ta_extref">
        <table:table-source xlink:type="simple" xlink:href="../q309.ods" table:table-name="q309_llama3.2_3b" table:filter-name="calc8" table:mode="copy-results-only"/>
        <table:table-column table:number-columns-repeated="73"/>
        <table:table-row table:number-rows-repeated="3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09.ods'#q309_gemma3_4b" table:print="false" table:style-name="ta_extref">
        <table:table-source xlink:type="simple" xlink:href="../q309.ods" table:table-name="q309_gemma3_4b" table:filter-name="calc8" table:mode="copy-results-only"/>
        <table:table-column table:number-columns-repeated="73"/>
        <table:table-row table:number-rows-repeated="311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09.ods'#q309_gemini-2.0-flash-001" table:print="false" table:style-name="ta_extref">
        <table:table-source xlink:type="simple" xlink:href="../q309.ods" table:table-name="q309_gemini-2.0-flash-001" table:filter-name="calc8" table:mode="copy-results-only"/>
        <table:table-column table:number-columns-repeated="73"/>
        <table:table-row table:number-rows-repeated="1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10.ods'#q310_llama3.2_3b" table:print="false" table:style-name="ta_extref">
        <table:table-source xlink:type="simple" xlink:href="../q310.ods" table:table-name="q310_llama3.2_3b" table:filter-name="calc8" table:mode="copy-results-only"/>
        <table:table-column table:number-columns-repeated="73"/>
        <table:table-row table:number-rows-repeated="3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GitHub/Stress-testing-chatbots/Results/q310.ods'#q310_gemma3_4b" table:print="false" table:style-name="ta_extref">
        <table:table-source xlink:type="simple" xlink:href="../q310.ods" table:table-name="q310_gemma3_4b" table:filter-name="calc8" table:mode="copy-results-only"/>
        <table:table-column table:number-columns-repeated="73"/>
        <table:table-row table:number-rows-repeated="310">
          <table:table-cell table:number-columns-repeated="73"/>
        </table:table-row>
        <table:table-row>
          <table:table-cell table:number-columns-repeated="70"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C:/GitHub/Stress-testing-chatbots/Results/q310.ods'#q310_gemini-2.0-flash-001" table:print="false" table:style-name="ta_extref">
        <table:table-source xlink:type="simple" xlink:href="../q310.ods" table:table-name="q310_gemini-2.0-flash-001" table:filter-name="calc8" table:mode="copy-results-only"/>
        <table:table-column table:number-columns-repeated="73"/>
        <table:table-row table:number-rows-repeated="101">
          <table:table-cell table:number-columns-repeated="73"/>
        </table:table-row>
        <table:table-row>
          <table:table-cell table:number-columns-repeated="70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3:25:14.0604924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2T11:05:18.204137700</meta:creation-date>
    <dc:date>2025-07-23T13:54:21.816151200</dc:date>
    <meta:editing-duration>PT2H8M29S</meta:editing-duration>
    <meta:editing-cycles>19</meta:editing-cycles>
    <meta:generator>LibreOffice/25.2.4.3$Windows_X86_64 LibreOffice_project/33e196637044ead23f5c3226cde09b47731f7e27</meta:generator>
    <meta:document-statistic meta:table-count="1" meta:cell-count="364" meta:object-count="0"/>
  </office:meta>
</office:document-meta>
</file>